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output padding</text:p>
          </table:table-cell>
          <table:table-cell office:value-type="string" calcext:value-type="string">
            <text:p>output size</text:p>
          </table:table-cell>
          <table:table-cell/>
        </table:table-row>
        <table:table-row table:style-name="ro1">
          <table:table-cell office:value-type="string" calcext:value-type="string">
            <text:p>Enco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1d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formula="of:=1 + ([.B3] + (2*[.C3]) - ([.D3]*([.E3]-1))-1)/[.F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3]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/>
          <table:table-cell table:formula="of:=1 + ([.B4] + (2*[.C4]) - ([.D4]*([.E4]-1))-1)/[.F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onv1d</text:p>
          </table:table-cell>
          <table:table-cell table:formula="of:=[.H4]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formula="of:=1 + ([.B5] + (2*[.C5]) - ([.D5]*([.E5]-1))-1)/[.F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5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/>
          <table:table-cell table:formula="of:=1 + ([.B6] + (2*[.C6]) - ([.D6]*([.E6]-1))-1)/[.F6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eco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([.B9]-1)*[.F9])-(2*[.C9])+[.E9]+[.G9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([.B10]-1)*[.F10])-(2*[.C10])+[.E10]+[.G10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10]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([.B11]-1)*[.F11])-(2*[.C11])+[.E11]+[.G11]" office:value-type="float" office:value="720" calcext:value-type="float">
            <text:p>720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8"/>
          <table:table-cell table:formula="of:=180/8" office:value-type="float" office:value="22.5" calcext:value-type="float">
            <text:p>2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9:24:08.956483873</meta:creation-date>
    <dc:date>2018-03-17T20:27:32.183889021</dc:date>
    <meta:editing-duration>PT20M42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